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1467e"/>
    </style:style>
    <style:style style:name="ce9" style:family="table-cell" style:parent-style-name="Default" style:data-style-name="N36">
      <style:table-cell-properties fo:background-color="transparent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City-Thursday-A</text:p>
          </table:table-cell>
          <table:table-cell office:value-type="date" office:date-value="2019-01-04" calcext:value-type="date">
            <text:p>2019-01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1-10" calcext:value-type="date">
            <text:p>2019-01-10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1-17" calcext:value-type="date">
            <text:p>2019-01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1-24" calcext:value-type="date">
            <text:p>2019-01-2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2-07" calcext:value-type="date">
            <text:p>2019-02-0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Thursday-A</text:p>
          </table:table-cell>
          <table:table-cell office:value-type="date" office:date-value="2019-02-22" calcext:value-type="date">
            <text:p>2019-02-2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3-07" calcext:value-type="date">
            <text:p>2019-03-0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3-21" calcext:value-type="date">
            <text:p>2019-03-2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3-28" calcext:value-type="date">
            <text:p>2019-03-2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4-04" calcext:value-type="date">
            <text:p>2019-04-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4-11" calcext:value-type="date">
            <text:p>2019-04-1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ty-Thursday-A</text:p>
          </table:table-cell>
          <table:table-cell office:value-type="date" office:date-value="2019-04-18" calcext:value-type="date">
            <text:p>2019-04-18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4-25" calcext:value-type="date">
            <text:p>2019-04-2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5-02" calcext:value-type="date">
            <text:p>2019-05-0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5-09" calcext:value-type="date">
            <text:p>2019-05-0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5-16" calcext:value-type="date">
            <text:p>2019-05-1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hursday-A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5-30" calcext:value-type="date">
            <text:p>2019-05-3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6-13" calcext:value-type="date">
            <text:p>2019-06-1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6-27" calcext:value-type="date">
            <text:p>2019-06-2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hursday-A</text:p>
          </table:table-cell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7-11" calcext:value-type="date">
            <text:p>2019-07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7-25" calcext:value-type="date">
            <text:p>2019-07-2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Thursday-A</text:p>
          </table:table-cell>
          <table:table-cell office:value-type="date" office:date-value="2019-08-09" calcext:value-type="date">
            <text:p>2019-08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8-22" calcext:value-type="date">
            <text:p>2019-08-2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Thursday-A</text:p>
          </table:table-cell>
          <table:table-cell office:value-type="date" office:date-value="2019-09-06" calcext:value-type="date">
            <text:p>2019-09-0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9-19" calcext:value-type="date">
            <text:p>2019-09-1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0-03" calcext:value-type="date">
            <text:p>2019-10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hursday-A</text:p>
          </table:table-cell>
          <table:table-cell office:value-type="date" office:date-value="2019-10-18" calcext:value-type="date">
            <text:p>2019-10-1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0-31" calcext:value-type="date">
            <text:p>2019-10-31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1-14" calcext:value-type="date">
            <text:p>2019-11-1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1-21" calcext:value-type="date">
            <text:p>2019-11-2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1-28" calcext:value-type="date">
            <text:p>2019-11-2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2-12" calcext:value-type="date">
            <text:p>2019-12-1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2-19" calcext:value-type="date">
            <text:p>2019-12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date" office:date-value="2019-12-28" calcext:value-type="date">
            <text:p>2019-12-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two days</text:p>
          </table:table-cell>
        </table:table-row>
        <table:table-row table:style-name="ro1">
          <table:table-cell/>
          <table:table-cell table:style-name="ce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2:01:48.760311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2:02:05.379220894</dc:date>
    <meta:editing-duration>PT44M11S</meta:editing-duration>
    <meta:editing-cycles>10</meta:editing-cycles>
    <meta:generator>LibreOffice/6.1.5.2$Linux_X86_64 LibreOffice_project/10$Build-2</meta:generator>
    <meta:document-statistic meta:table-count="1" meta:cell-count="264" meta:object-count="0"/>
  </office:meta>
</office:document-meta>
</file>